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2d64f2" officeooo:paragraph-rsid="002d64f2"/>
    </style:style>
    <style:style style:name="P2" style:family="paragraph" style:parent-style-name="Standard">
      <style:text-properties style:font-name="Ubuntu Mono" officeooo:rsid="002d64f2" officeooo:paragraph-rsid="0044d6e9"/>
    </style:style>
    <style:style style:name="P3" style:family="paragraph" style:parent-style-name="Standard">
      <style:text-properties style:font-name="Ubuntu Mono" officeooo:rsid="002e3076" officeooo:paragraph-rsid="002e3076"/>
    </style:style>
    <style:style style:name="P4" style:family="paragraph" style:parent-style-name="Standard">
      <style:text-properties style:font-name="Ubuntu Mono" officeooo:rsid="002f6af9" officeooo:paragraph-rsid="002f6af9"/>
    </style:style>
    <style:style style:name="P5" style:family="paragraph" style:parent-style-name="Standard">
      <style:text-properties style:font-name="Ubuntu Mono" officeooo:rsid="00320d6b" officeooo:paragraph-rsid="00320d6b"/>
    </style:style>
    <style:style style:name="P6" style:family="paragraph" style:parent-style-name="Standard">
      <style:text-properties style:font-name="Ubuntu Mono" officeooo:rsid="00337df7" officeooo:paragraph-rsid="00337df7"/>
    </style:style>
    <style:style style:name="P7" style:family="paragraph" style:parent-style-name="Standard">
      <style:text-properties style:font-name="Ubuntu Mono" officeooo:rsid="00337df7" officeooo:paragraph-rsid="00352339"/>
    </style:style>
    <style:style style:name="P8" style:family="paragraph" style:parent-style-name="Standard">
      <style:text-properties style:font-name="Ubuntu Mono" officeooo:rsid="00337df7" officeooo:paragraph-rsid="00365eb7"/>
    </style:style>
    <style:style style:name="P9" style:family="paragraph" style:parent-style-name="Standard">
      <style:text-properties style:font-name="Ubuntu Mono" officeooo:rsid="00337df7" officeooo:paragraph-rsid="004308e3"/>
    </style:style>
    <style:style style:name="P10" style:family="paragraph" style:parent-style-name="Standard">
      <style:text-properties style:font-name="Ubuntu Mono" officeooo:rsid="00365eb7" officeooo:paragraph-rsid="00365eb7"/>
    </style:style>
    <style:style style:name="P11" style:family="paragraph" style:parent-style-name="Standard">
      <style:text-properties style:font-name="Ubuntu Mono" officeooo:rsid="0038ccae" officeooo:paragraph-rsid="0038ccae"/>
    </style:style>
    <style:style style:name="P12" style:family="paragraph" style:parent-style-name="Standard">
      <style:text-properties style:font-name="Ubuntu Mono" officeooo:rsid="003c4486" officeooo:paragraph-rsid="003c4486"/>
    </style:style>
    <style:style style:name="P13" style:family="paragraph" style:parent-style-name="Standard">
      <style:text-properties officeooo:paragraph-rsid="00365eb7"/>
    </style:style>
    <style:style style:name="P14" style:family="paragraph" style:parent-style-name="Standard">
      <style:text-properties officeooo:paragraph-rsid="002d64f2"/>
    </style:style>
    <style:style style:name="P15" style:family="paragraph" style:parent-style-name="Standard">
      <style:text-properties style:font-name="Ubuntu Mono" officeooo:rsid="0046ebe6" officeooo:paragraph-rsid="004957fc"/>
    </style:style>
    <style:style style:name="P16" style:family="paragraph" style:parent-style-name="Standard">
      <style:text-properties style:font-name="Ubuntu Mono" officeooo:rsid="00476442" officeooo:paragraph-rsid="004957fc"/>
    </style:style>
    <style:style style:name="P17" style:family="paragraph" style:parent-style-name="Standard">
      <style:text-properties style:font-name="Ubuntu Mono" officeooo:rsid="002f6af9" officeooo:paragraph-rsid="002f6af9"/>
    </style:style>
    <style:style style:name="P18" style:family="paragraph" style:parent-style-name="Standard">
      <style:text-properties style:font-name="Ubuntu Mono" officeooo:rsid="004957fc" officeooo:paragraph-rsid="004957fc"/>
    </style:style>
    <style:style style:name="P19" style:family="paragraph" style:parent-style-name="Standard">
      <style:text-properties style:font-name="Ubuntu Mono" officeooo:rsid="00337df7" officeooo:paragraph-rsid="00337df7"/>
    </style:style>
    <style:style style:name="P20" style:family="paragraph" style:parent-style-name="Standard">
      <style:text-properties style:font-name="Ubuntu Mono" officeooo:rsid="0037218f" officeooo:paragraph-rsid="0037218f"/>
    </style:style>
    <style:style style:name="P21" style:family="paragraph" style:parent-style-name="Standard">
      <style:text-properties style:font-name="Ubuntu Mono" officeooo:rsid="0049e5a7" officeooo:paragraph-rsid="0049e5a7"/>
    </style:style>
    <style:style style:name="P22" style:family="paragraph" style:parent-style-name="Standard">
      <style:text-properties style:font-name="Ubuntu Mono" officeooo:rsid="004a5373" officeooo:paragraph-rsid="004a5373"/>
    </style:style>
    <style:style style:name="P23" style:family="paragraph" style:parent-style-name="Standard">
      <style:text-properties officeooo:paragraph-rsid="003a460c"/>
    </style:style>
    <style:style style:name="T1" style:family="text">
      <style:text-properties style:font-name="Ubuntu Mono" officeooo:rsid="002d64f2"/>
    </style:style>
    <style:style style:name="T2" style:family="text">
      <style:text-properties style:font-name="Ubuntu Mono" officeooo:rsid="00337df7"/>
    </style:style>
    <style:style style:name="T3" style:family="text">
      <style:text-properties style:font-name="Ubuntu Mono" officeooo:rsid="00365eb7"/>
    </style:style>
    <style:style style:name="T4" style:family="text">
      <style:text-properties style:font-name="Ubuntu Mono" officeooo:rsid="0044d6e9"/>
    </style:style>
    <style:style style:name="T5" style:family="text">
      <style:text-properties style:font-name="Ubuntu Mono" officeooo:rsid="0046ebe6"/>
    </style:style>
    <style:style style:name="T6" style:family="text">
      <style:text-properties style:font-name="Ubuntu Mono" officeooo:rsid="003a460c"/>
    </style:style>
    <style:style style:name="T7" style:family="text">
      <style:text-properties style:font-name="Ubuntu Mono" officeooo:rsid="004957fc"/>
    </style:style>
    <style:style style:name="T8" style:family="text">
      <style:text-properties officeooo:rsid="002e3076"/>
    </style:style>
    <style:style style:name="T9" style:family="text">
      <style:text-properties officeooo:rsid="002f6af9"/>
    </style:style>
    <style:style style:name="T10" style:family="text">
      <style:text-properties officeooo:rsid="00337df7"/>
    </style:style>
    <style:style style:name="T11" style:family="text">
      <style:text-properties officeooo:rsid="00352339"/>
    </style:style>
    <style:style style:name="T12" style:family="text">
      <style:text-properties officeooo:rsid="0040c791"/>
    </style:style>
    <style:style style:name="T13" style:family="text">
      <style:text-properties fo:font-style="italic" officeooo:rsid="00352339" style:font-style-asian="italic" style:font-style-complex="italic"/>
    </style:style>
    <style:style style:name="T14" style:family="text">
      <style:text-properties officeooo:rsid="0044d6e9"/>
    </style:style>
    <style:style style:name="T15" style:family="text">
      <style:text-properties officeooo:rsid="0046ebe6"/>
    </style:style>
    <style:style style:name="T16" style:family="text">
      <style:text-properties officeooo:rsid="00476442"/>
    </style:style>
    <style:style style:name="T17" style:family="text">
      <style:text-properties officeooo:rsid="004957fc"/>
    </style:style>
    <style:style style:name="T18" style:family="text">
      <style:text-properties officeooo:rsid="0049e5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User Manual</text:p>
      <text:p text:style-name="P1">1. Login/Registration page</text:p>
      <text:p text:style-name="P1">Registration requires unique email (with respect to model-level validation).</text:p>
      <text:p text:style-name="P1">I have yet to implement database level restrictions on uniqueness.</text:p>
      <text:p text:style-name="P1">After registration/login, a session is created until the browser is closed.</text:p>
      <text:p text:style-name="P2">After registration/login , the user will be redirected to the homepage.</text:p>
      <text:p text:style-name="P1"><text:span text:style-name="T18">If login is successful, th</text:span>e user should see a Welcome, [user’s name] message below the Jumbotron.</text:p>
      <text:p text:style-name="P1"/>
      <text:p text:style-name="P14"><text:span text:style-name="T4">2</text:span><text:span text:style-name="T1">. Header</text:span></text:p>
      <text:p text:style-name="P3"/>
      <text:p text:style-name="P3"><text:span text:style-name="T14">2</text:span>.1. TodoApp NavBrand</text:p>
      <text:p text:style-name="P3">Clicking this will redirect the user to the homepage.</text:p>
      <text:p text:style-name="P3">3.2. Sidebar toggler</text:p>
      <text:p text:style-name="P3">Opens and closes the sidebar</text:p>
      <text:p text:style-name="P3">When the sidebar closes, all opened lists(Projects, Tags, Labels, Filters) in the sidebar will be closed.</text:p>
      <text:p text:style-name="P3"/>
      <text:p text:style-name="P3"><text:span text:style-name="T14">2</text:span>.<text:span text:style-name="T9">3</text:span>. <text:span text:style-name="T9">Home link</text:span></text:p>
      <text:p text:style-name="P4">Redirects to the homepage</text:p>
      <text:p text:style-name="P4"/>
      <text:p text:style-name="P4"><text:span text:style-name="T14">2</text:span>.4. Search bar</text:p>
      <text:p text:style-name="P4">If the current route does not begin with “/tasks”, the user will be redirected to “/tasks” with the relevant search parameters as long the search bar text field is non-empty.</text:p>
      <text:p text:style-name="P4">The tasks will be filtered based on whether the task name contains the search term. <text:s/>Note that search is case-sensitive.</text:p>
      <text:p text:style-name="P4">I may make it non-case-sensitive in future.</text:p>
      <text:p text:style-name="P4"/>
      <text:p text:style-name="P4">If the user is currently on a “/tasks…” page, with certain filters applied, then the page will filter by both the applied filter as well as the search term.</text:p>
      <text:p text:style-name="P4"/>
      <text:p text:style-name="P4"><text:span text:style-name="T14">2</text:span>.5. Quick Add New Task</text:p>
      <text:p text:style-name="P4">Allows the user to quickly add a task on any page.</text:p>
      <text:p text:style-name="P4"/>
      <text:p text:style-name="P18">2.6. <text:span text:style-name="T15">Support</text:span></text:p>
      <text:p text:style-name="P15">Links to support page. <text:span text:style-name="T16">For decoration.</text:span></text:p>
      <text:p text:style-name="P15"/>
      <text:p text:style-name="P18">2.7. <text:span text:style-name="T16">Statistics</text:span></text:p>
      <text:p text:style-name="P16">A graph showcasing the number of tasks for the next 10 or so days.</text:p>
      <text:p text:style-name="P16"/>
      <text:p text:style-name="P18">2.8. <text:span text:style-name="T15">All activities</text:span></text:p>
      <text:p text:style-name="P15">An activity log. Records task-related activities, e.g. creation of tasks, and creation/deletion of comments and subtasks. Being a rather basic implementation, each activity item does not actually say exactly which task/subtask/comment is added/deleted.</text:p>
      <text:p text:style-name="P4"/>
      <text:p text:style-name="P4"><text:span text:style-name="T14">2</text:span>.<text:span text:style-name="T17">9</text:span>. Logout</text:p>
      <text:p text:style-name="P4">Logs the user out and resets the session.</text:p>
      <text:p text:style-name="P1"/>
      <text:p text:style-name="P1"><text:span text:style-name="T14">3</text:span>. <text:span text:style-name="T8">Sidebar</text:span></text:p>
      <text:p text:style-name="P5"><text:span text:style-name="T14">3</text:span>.1. Homepage <text:span text:style-name="T12">(</text:span>Links to the homepage<text:span text:style-name="T12">)</text:span></text:p>
      <text:p text:style-name="P5"/>
      <text:p text:style-name="P5"><text:span text:style-name="T14">3</text:span>.2. All tasks</text:p>
      <text:p text:style-name="P5">View all tasks without filters.</text:p>
      <text:p text:style-name="P5"/>
      <text:p text:style-name="P5"><text:soft-page-break/><text:span text:style-name="T14">3</text:span>.3. Projects</text:p>
      <text:p text:style-name="P5">Click to open a list consisting of the current projects.</text:p>
      <text:p text:style-name="P6">Click the corresponding projects to view the project’s details and the tasks associated with the project.</text:p>
      <text:p text:style-name="P6"/>
      <text:p text:style-name="P6"><text:span text:style-name="T14">3</text:span>.4. Tags</text:p>
      <text:p text:style-name="P6">Tags are essentially permanent labels that cannot be deleted.</text:p>
      <text:p text:style-name="P6">The tags “Work”, “Social”, “Personal” are created per-user during registration.</text:p>
      <text:p text:style-name="P6"/>
      <text:p text:style-name="P6"><text:span text:style-name="T14">3</text:span>.5. Labels</text:p>
      <text:p text:style-name="P6">Labels work just like tags, however, the user can assign bootstrap colors to the label during label creation.</text:p>
      <text:p text:style-name="P6"/>
      <text:p text:style-name="P6"><text:span text:style-name="T14">3</text:span>.6. Filters</text:p>
      <text:p text:style-name="P6">A filter is a collection of filter fields, which will all be applied in the app view.</text:p>
      <text:p text:style-name="P6">The user can specify a start date and end date (at the backend it is required that start date &lt; end date), as well as a group of tags and labels that will become part of the filter.</text:p>
      <text:p text:style-name="P6"/>
      <text:p text:style-name="P6"><text:span text:style-name="T14">4</text:span>. Main view</text:p>
      <text:p text:style-name="P6"><text:span text:style-name="T14">4</text:span>.1 All task view</text:p>
      <text:p text:style-name="P6">Shows all tasks ordered by date.</text:p>
      <text:p text:style-name="P6">Under the overdue section, the user is not allowed to create tasks. (However, the user can still create an overdue task using Quick Add Task).</text:p>
      <text:p text:style-name="P6">Click add new task to create a task without any tags or labels.</text:p>
      <text:p text:style-name="P6">Click on each task to see its details, like subtasks, comments <text:span text:style-name="T17">and activity log for that specific task.</text:span></text:p>
      <text:p text:style-name="P20">Click on the edit button of any task to edit its parameters.</text:p>
      <text:p text:style-name="P21">Click on the round checkbox next to any task to toggle its state of completion.</text:p>
      <text:p text:style-name="P6">Editing of subtasks and comments is not supported.</text:p>
      <text:p text:style-name="P6"/>
      <text:p text:style-name="P6"><text:span text:style-name="T14">4</text:span>.2. Project View</text:p>
      <text:p text:style-name="P6">Shows a list of tasks (not ordered by date) that are relevant to the project.</text:p>
      <text:p text:style-name="P6">Any task created here will belong to the project.</text:p>
      <text:p text:style-name="P6"/>
      <text:p text:style-name="P6"><text:span text:style-name="T14">4</text:span>.3. Tag/Label View</text:p>
      <text:p text:style-name="P6">Shows the tasks with the currently selected tag/label.</text:p>
      <text:p text:style-name="P6">Any task created here will have the currently selected tag/label.</text:p>
      <text:p text:style-name="P6"/>
      <text:p text:style-name="P6"><text:span text:style-name="T14">4</text:span>.4. Filter View</text:p>
      <text:p text:style-name="P6">Shows the tasks after filtering by the currently selected filter.</text:p>
      <text:p text:style-name="P6">E.g. If during filter creation, the filter has the properties</text:p>
      <text:p text:style-name="P6">startdate: 20 Dec 2020</text:p>
      <text:p text:style-name="P6">enddate: 25 Dec 2020</text:p>
      <text:p text:style-name="P6">tags: [“work”, “personal”]</text:p>
      <text:p text:style-name="P6">labels: [“label_1”, “label_3”, “label_4”]</text:p>
      <text:p text:style-name="P6">Then a task will only be shown in the filter view if and only </text:p>
      <text:p text:style-name="P6">- the task’s deadline falls between 20 Dec 2020 and 25 Dec 2020</text:p>
      <text:p text:style-name="P6">- the task has the tags “work”, “personal”</text:p>
      <text:p text:style-name="P6">- the task has the labels “label_1”, “label_3”, “label_4”.</text:p>
      <text:p text:style-name="P6"/>
      <text:p text:style-name="P6">For e.g. the following task will be shown in the filter view:</text:p>
      <text:p text:style-name="P6">task = {</text:p>
      <text:p text:style-name="P6">deadline: 20 Dec 2020</text:p>
      <text:p text:style-name="P7">relationship.tags: {“work”, “personal”<text:span text:style-name="T11">}</text:span></text:p>
      <text:p text:style-name="P7"><text:soft-page-break/>relationship.labels: <text:span text:style-name="T11">{</text:span>“label_1”, “label_3”, “label_4”, “<text:span text:style-name="T11">label_5”}</text:span></text:p>
      <text:p text:style-name="P9">} <text:span text:style-name="T13">(This is not a legit js object, but you get the idea)</text:span></text:p>
      <text:p text:style-name="P6"/>
      <text:p text:style-name="P10">Any task created under the filter view will have precisely the tags and labels associated with the current filter. </text:p>
      <text:p text:style-name="P10">e.g. <text:span text:style-name="T10">If during filter creation, the filter has the properties</text:span></text:p>
      <text:p text:style-name="P8">startdate: 20 Dec 2020, enddate: 25 Dec 2020</text:p>
      <text:p text:style-name="P8">tags: [“work”, “personal”]</text:p>
      <text:p text:style-name="P8">labels: [“label_1”, “label_3”, “label_4”]</text:p>
      <text:p text:style-name="P8"/>
      <text:p text:style-name="P10">Then any new task created will be like this:</text:p>
      <text:p text:style-name="P8">task = {</text:p>
      <text:p text:style-name="P13"><text:span text:style-name="T3">content: “XXX”, </text:span><text:span text:style-name="T2">deadline: </text:span><text:span text:style-name="T3">XXX,</text:span></text:p>
      <text:p text:style-name="P8">relationship.tags: {“work”, “personal”<text:span text:style-name="T11">}</text:span></text:p>
      <text:p text:style-name="P8">relationship.labels: <text:span text:style-name="T11">{</text:span>“label_1”, “label_3”, “label_4”<text:span text:style-name="T11">}</text:span></text:p>
      <text:p text:style-name="P8">}</text:p>
      <text:p text:style-name="P1"/>
      <text:p text:style-name="P11"><text:span text:style-name="T14">5</text:span>. Deletion</text:p>
      <text:p text:style-name="P11">The following items can be deleted:</text:p>
      <text:p text:style-name="P11">Labels (Click on the cross next to the label on the sidebar to delete it)</text:p>
      <text:p text:style-name="P11">Projects (In the project view there is a delete project button that will also delete the associated tasks)</text:p>
      <text:p text:style-name="P11">Tasks (Click on the circled cross on the left of each task)</text:p>
      <text:p text:style-name="P11">Subtasks and Comments (Click of the circled cross)</text:p>
      <text:p text:style-name="P23"><text:span text:style-name="T5">Note: </text:span><text:span text:style-name="T6">Deletion of filters </text:span><text:span text:style-name="T5">is not </text:span><text:span text:style-name="T7">implemented</text:span><text:span text:style-name="T5">.</text:span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3:06:52.239419055</meta:creation-date>
    <dc:date>2021-01-14T09:46:56.549551640</dc:date>
    <meta:editing-duration>PT2H41M17S</meta:editing-duration>
    <meta:editing-cycles>36</meta:editing-cycles>
    <meta:generator>LibreOffice/6.4.6.2$Linux_X86_64 LibreOffice_project/40$Build-2</meta:generator>
    <meta:document-statistic meta:table-count="0" meta:image-count="0" meta:object-count="0" meta:page-count="3" meta:paragraph-count="95" meta:word-count="834" meta:character-count="4951" meta:non-whitespace-character-count="4209"/>
  </office:meta>
</office:document-meta>
</file>